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x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x Pojtinger (Stuttgart Media University)</meta:initial-creator>
    <dc:creator>Felix Pojtinger (Stuttgart Media University)</dc:creator>
    <meta:creation-date>2022-01-16T00:19:05Z</meta:creation-date>
    <dc:date>2022-01-16T00:19:05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